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f8e5e" officeooo:paragraph-rsid="002f8e5e"/>
    </style:style>
    <style:style style:name="P2" style:family="paragraph" style:parent-style-name="Standard">
      <style:text-properties fo:language="en" fo:country="US" officeooo:rsid="00156df9" officeooo:paragraph-rsid="00156df9"/>
    </style:style>
    <style:style style:name="P3" style:family="paragraph" style:parent-style-name="Standard">
      <style:text-properties fo:language="en" fo:country="US" officeooo:paragraph-rsid="001d434b"/>
    </style:style>
    <style:style style:name="P4" style:family="paragraph" style:parent-style-name="Text_20_body">
      <style:text-properties fo:language="en" fo:country="US" officeooo:rsid="0019bbce" officeooo:paragraph-rsid="0019bbce"/>
    </style:style>
    <style:style style:name="P5" style:family="paragraph" style:parent-style-name="Title">
      <style:text-properties fo:language="en" fo:country="US"/>
    </style:style>
    <style:style style:name="P6" style:family="paragraph" style:parent-style-name="Standard" style:list-style-name="L2">
      <style:text-properties fo:language="en" fo:country="US" officeooo:paragraph-rsid="0019bbce"/>
    </style:style>
    <style:style style:name="P7" style:family="paragraph" style:parent-style-name="Standard" style:list-style-name="L2">
      <style:text-properties fo:language="en" fo:country="US" officeooo:rsid="00211f5a" officeooo:paragraph-rsid="00211f5a"/>
    </style:style>
    <style:style style:name="P8" style:family="paragraph" style:parent-style-name="Standard" style:list-style-name="L2">
      <style:text-properties fo:language="en" fo:country="US" officeooo:rsid="0022d197" officeooo:paragraph-rsid="00409720"/>
    </style:style>
    <style:style style:name="P9" style:family="paragraph" style:parent-style-name="Standard">
      <style:text-properties fo:language="en" fo:country="US" officeooo:rsid="003e3605" officeooo:paragraph-rsid="003e3605"/>
    </style:style>
    <style:style style:name="P10" style:family="paragraph" style:parent-style-name="Standard" style:list-style-name="L2">
      <style:text-properties fo:language="en" fo:country="US" officeooo:rsid="0040dee2" officeooo:paragraph-rsid="0040dee2"/>
    </style:style>
    <style:style style:name="P11" style:family="paragraph" style:parent-style-name="Standard" style:list-style-name="L2">
      <style:text-properties fo:language="en" fo:country="US" fo:font-weight="bold" officeooo:rsid="0040dee2" officeooo:paragraph-rsid="0040dee2" style:font-weight-asian="bold" style:font-weight-complex="bold"/>
    </style:style>
    <style:style style:name="P12" style:family="paragraph" style:parent-style-name="Standard" style:list-style-name="L3">
      <style:text-properties fo:language="en" fo:country="US" officeooo:rsid="0042b0d5" officeooo:paragraph-rsid="0042b0d5"/>
    </style:style>
    <style:style style:name="P13" style:family="paragraph" style:parent-style-name="Text_20_body" style:list-style-name="L4">
      <style:text-properties fo:language="en" fo:country="US" officeooo:rsid="002585f7"/>
    </style:style>
    <style:style style:name="P14" style:family="paragraph" style:parent-style-name="Text_20_body" style:list-style-name="L4">
      <style:text-properties fo:language="en" fo:country="US" officeooo:rsid="00289e4d" officeooo:paragraph-rsid="00289e4d"/>
    </style:style>
    <style:style style:name="P15" style:family="paragraph" style:parent-style-name="Heading_20_1">
      <style:text-properties fo:language="en" fo:country="US"/>
    </style:style>
    <style:style style:name="P16" style:family="paragraph" style:parent-style-name="Heading_20_3">
      <style:text-properties fo:language="en" fo:country="US"/>
    </style:style>
    <style:style style:name="P17" style:family="paragraph" style:parent-style-name="Heading_20_3">
      <style:text-properties fo:language="en" fo:country="US" officeooo:rsid="003eccea" officeooo:paragraph-rsid="003eccea"/>
    </style:style>
    <style:style style:name="P18" style:family="paragraph" style:parent-style-name="Heading_20_2">
      <style:text-properties fo:language="en" fo:country="US"/>
    </style:style>
    <style:style style:name="T1" style:family="text">
      <style:text-properties officeooo:rsid="0019bbce"/>
    </style:style>
    <style:style style:name="T2" style:family="text">
      <style:text-properties officeooo:rsid="001d434b"/>
    </style:style>
    <style:style style:name="T3" style:family="text">
      <style:text-properties officeooo:rsid="001fcf8b"/>
    </style:style>
    <style:style style:name="T4" style:family="text">
      <style:text-properties officeooo:rsid="0022733b"/>
    </style:style>
    <style:style style:name="T5" style:family="text">
      <style:text-properties fo:font-weight="bold" style:font-weight-asian="bold" style:font-weight-complex="bold"/>
    </style:style>
    <style:style style:name="T6" style:family="text">
      <style:text-properties fo:font-weight="bold" officeooo:rsid="0019bbce" style:font-weight-asian="bold" style:font-weight-complex="bold"/>
    </style:style>
    <style:style style:name="T7" style:family="text">
      <style:text-properties officeooo:rsid="002a536c"/>
    </style:style>
    <style:style style:name="T8" style:family="text">
      <style:text-properties officeooo:rsid="002fabfd"/>
    </style:style>
    <style:style style:name="T9" style:family="text">
      <style:text-properties officeooo:rsid="003395c1"/>
    </style:style>
    <style:style style:name="T10" style:family="text">
      <style:text-properties officeooo:rsid="003735ae"/>
    </style:style>
    <style:style style:name="T11" style:family="text">
      <style:text-properties officeooo:rsid="0039be13"/>
    </style:style>
    <style:style style:name="T12" style:family="text">
      <style:text-properties officeooo:rsid="003b7f6f"/>
    </style:style>
    <style:style style:name="T13" style:family="text">
      <style:text-properties officeooo:rsid="003ded8a"/>
    </style:style>
    <style:style style:name="T14" style:family="text">
      <style:text-properties officeooo:rsid="003e2300"/>
    </style:style>
    <style:style style:name="T15" style:family="text">
      <style:text-properties officeooo:rsid="00409720"/>
    </style:style>
    <style:style style:name="T16" style:family="text">
      <style:text-properties officeooo:rsid="004277a2"/>
    </style:style>
    <style:style style:name="T17" style:family="text">
      <style:text-properties officeooo:rsid="004491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op robot</text:p>
      <text:h text:style-name="P15" text:outline-level="1"><text:span text:style-name="T3">Exercise 3</text:span> : 2 players <text:span text:style-name="T13">with kinematic controller</text:span></text:h>
      <text:p text:style-name="P2">Ex : make the 2 robot player<text:span text:style-name="T8">s</text:span> goal with at least 1 pass <text:span text:style-name="T14">using a kinematic controller</text:span></text:p>
      <text:p text:style-name="P2"/>
      <text:h text:style-name="P18" text:outline-level="2">Solution provided :</text:h>
      <text:h text:style-name="P16" text:outline-level="3">Strategy</text:h>
      <text:p text:style-name="P9">The two players plays alternatively. One player goes to the shooting position and shoots. While he is performing this, the other player is going to his designated position (both corners). When one player shoots, the roles are inverted.</text:p>
      <text:p text:style-name="P3"/>
      <text:p text:style-name="P2"><text:span text:style-name="T9">S</text:span>topping condition:</text:p>
      <text:p text:style-name="P2">“Keep shooting <text:span text:style-name="T2">the ball </text:span>towards the goal till you are very close to it<text:span text:style-name="T1">” </text:span><text:s/>because if they are it « probably » means that they scored.</text:p>
      <text:h text:style-name="P17" text:outline-level="3">Features</text:h>
      <text:list xml:id="list8118113002933160387" text:style-name="L2">
        <text:list-item>
          <text:p text:style-name="P6"><text:span text:style-name="T1">The code is the </text:span><text:span text:style-name="T6">same</text:span><text:span text:style-name="T1"> for the 2 robots it would work for any number of robots on a 1 to 1 configuration (either couple or a cyclic organization of n robots).</text:span></text:p>
        </text:list-item>
        <text:list-item>
          <text:p text:style-name="P7"><text:span text:style-name="T1">T</text:span>he robots <text:span text:style-name="T4">localize</text:span> the ball and go toward it, so it can be performed from any position on the field.</text:p>
        </text:list-item>
        <text:list-item>
          <text:p text:style-name="P8">The robots do manage dynamic ball position. <text:span text:style-name="T15">The robots recompute the shooting position of the ball has been moving too far from the previous “shooting position”</text:span></text:p>
        </text:list-item>
        <text:list-item>
          <text:p text:style-name="P7">The robots <text:span text:style-name="T5">DO NOT</text:span> avoid obstacles. Collision often result as unexpected behaviors.</text:p>
        </text:list-item>
        <text:list-item>
          <text:p text:style-name="P10">The robots do not recover if they fail hitting the ball.</text:p>
        </text:list-item>
        <text:list-item>
          <text:p text:style-name="P11">The behavior is unexpected when robots are heading toward the yellow goal direction. This is due to the orientation of the simulator which by default is pi/-pi for this orientation. This result in jumps and discontinuities that <text:span text:style-name="T16">proportional</text:span> controller can't handle.</text:p>
        </text:list-item>
      </text:list>
      <text:h text:style-name="P18" text:outline-level="2">How to run ?</text:h>
      <text:p text:style-name="P4">The package include the source in the <text:span text:style-name="T5">src/script</text:span> folder and a launchfile <text:span text:style-name="T10">(*.launch)</text:span> in the <text:span text:style-name="T5">src/launch</text:span> folder. Running the launch file runs both <text:span text:style-name="T11">nodes</text:span>.</text:p>
      <text:h text:style-name="P18" text:outline-level="2">Improvement to do :</text:h>
      <text:list xml:id="list4887343280244847517" text:style-name="L3">
        <text:list-item>
          <text:p text:style-name="P12">Rewrite the isScored condition to actually detect the ball into the blue or yellow goal.</text:p>
        </text:list-item>
      </text:list>
      <text:h text:style-name="P16" text:outline-level="3">Work in progress</text:h>
      <text:list xml:id="list2567214940178334721" text:style-name="L4">
        <text:list-item>
          <text:p text:style-name="P13">Collision avoidance <text:span text:style-name="T17">with kinematic controller</text:span></text:p>
        </text:list-item>
        <text:list-item>
          <text:p text:style-name="P14">Code management : separate the code into <text:span text:style-name="T12">functional</text:span> section : communication / behavi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f8e5e" officeooo:paragraph-rsid="002f8e5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ARO+ 2016/17 Axel JEAN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7:02:39.303019294</meta:creation-date>
    <dc:date>2016-10-22T20:26:11.794075445</dc:date>
    <meta:editing-duration>PT35M15S</meta:editing-duration>
    <meta:editing-cycles>44</meta:editing-cycles>
    <meta:generator>LibreOffice/4.2.8.2$Linux_X86_64 LibreOffice_project/420m0$Build-2</meta:generator>
    <meta:document-statistic meta:table-count="0" meta:image-count="0" meta:object-count="0" meta:page-count="1" meta:paragraph-count="23" meta:word-count="321" meta:character-count="1834" meta:non-whitespace-character-count="1544"/>
  </office:meta>
</office:document-meta>
</file>